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b90" officeooo:paragraph-rsid="000d9b90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style:writing-mode="lr-tb"/>
      <style:text-properties fo:font-size="12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0.619cm" fo:min-width="0.6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2.171cm" fo:min-width="14.9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2" draw:text-style-name="P5" svg:width="14.951cm" svg:height="2.172cm" svg:x="0.139cm" svg:y="2.314cm"><text:p text:style-name="P4"><text:span text:style-name="T1">What is Procfile = 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1" draw:text-style-name="P3" svg:width="0.874cm" svg:height="0.874cm" svg:x="4.362cm" svg:y="2.965cm"><text:p text:style-name="P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Rails + Ngins </text:p>
      <text:p text:style-name="P1">HADO A. Ansel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07:40:29.766307938</meta:creation-date>
    <dc:date>2021-06-12T07:46:41.821937619</dc:date>
    <meta:editing-duration>PT6M24S</meta:editing-duration>
    <meta:editing-cycles>1</meta:editing-cycles>
    <meta:generator>LibreOffice/7.0.5.2$Linux_X86_64 LibreOffice_project/00$Build-2</meta:generator>
    <meta:document-statistic meta:table-count="0" meta:image-count="0" meta:object-count="0" meta:page-count="1" meta:paragraph-count="2" meta:word-count="6" meta:character-count="29" meta:non-whitespace-character-count="24"/>
  </office:meta>
</office:document-meta>
</file>